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Pictures/10000000000004B0000002585BC49250.png" manifest:media-type="image/png"/>
  <manifest:file-entry manifest:full-path="Object 1/styles.xml" manifest:media-type="text/xml"/>
  <manifest:file-entry manifest:full-path="Object 1/" manifest:version="1.2" manifest:media-type="application/vnd.oasis.opendocument.graphic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4dbd" officeooo:paragraph-rsid="00094dbd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dd9f" officeooo:paragraph-rsid="000add9f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55589f" officeooo:paragraph-rsid="0055589f" style:font-name-asian="OzHandicraft BT" style:font-size-asian="16pt" style:font-name-complex="OzHandicraft BT" style:font-size-complex="16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57c56f" officeooo:paragraph-rsid="0057c56f" style:font-name-asian="OzHandicraft BT" style:font-size-asian="16pt" style:font-name-complex="OzHandicraft BT" style:font-size-complex="16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3414f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7b921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9da1f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0f62b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85ffd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5aa00d" style:font-name-asian="OzHandicraft BT" style:font-size-asian="14pt" style:font-name-complex="OzHandicraft B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5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5d5c22" style:font-name-asian="OzHandicraft BT" style:font-size-asian="14pt" style:font-name-complex="OzHandicraft BT" style:font-size-complex="14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5e46f4" style:font-name-asian="OzHandicraft BT" style:font-size-asian="14pt" style:font-name-complex="OzHandicraft BT" style:font-size-complex="14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601058" style:font-name-asian="OzHandicraft BT" style:font-size-asian="14pt" style:font-name-complex="OzHandicraft BT" style:font-size-complex="14pt"/>
    </style:style>
    <style:style style:name="P29" style:family="paragraph">
      <loext:graphic-properties draw:fill-color="#ff3333"/>
      <style:paragraph-properties fo:text-align="center"/>
      <style:text-properties fo:font-size="12pt"/>
    </style:style>
    <style:style style:name="P30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94dbd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officeooo:rsid="00094dbd"/>
    </style:style>
    <style:style style:name="T11" style:family="text">
      <style:text-properties style:font-name="Nimbus Sans L" fo:font-size="16pt" officeooo:rsid="00094dbd" style:font-size-asian="14pt" style:font-size-complex="16pt"/>
    </style:style>
    <style:style style:name="T12" style:family="text">
      <style:text-properties officeooo:rsid="000bb177"/>
    </style:style>
    <style:style style:name="T13" style:family="text">
      <style:text-properties officeooo:rsid="0011652f"/>
    </style:style>
    <style:style style:name="T14" style:family="text">
      <style:text-properties officeooo:rsid="002054f4"/>
    </style:style>
    <style:style style:name="T15" style:family="text">
      <style:text-properties officeooo:rsid="002904f9"/>
    </style:style>
    <style:style style:name="T16" style:family="text">
      <style:text-properties officeooo:rsid="002c0ac0"/>
    </style:style>
    <style:style style:name="T17" style:family="text">
      <style:text-properties officeooo:rsid="00321b27"/>
    </style:style>
    <style:style style:name="T18" style:family="text">
      <style:text-properties officeooo:rsid="0037986e"/>
    </style:style>
    <style:style style:name="T19" style:family="text">
      <style:text-properties officeooo:rsid="0039da1f"/>
    </style:style>
    <style:style style:name="T20" style:family="text">
      <style:text-properties officeooo:rsid="0047f388"/>
    </style:style>
    <style:style style:name="T21" style:family="text">
      <style:text-properties officeooo:rsid="00485ffd"/>
    </style:style>
    <style:style style:name="T22" style:family="text">
      <style:text-properties officeooo:rsid="00497330"/>
    </style:style>
    <style:style style:name="T23" style:family="text">
      <style:text-properties officeooo:rsid="004b1110"/>
    </style:style>
    <style:style style:name="T24" style:family="text">
      <style:text-properties officeooo:rsid="004b6c23"/>
    </style:style>
    <style:style style:name="T25" style:family="text">
      <style:text-properties officeooo:rsid="004d7048"/>
    </style:style>
    <style:style style:name="T26" style:family="text">
      <style:text-properties officeooo:rsid="0052550a"/>
    </style:style>
    <style:style style:name="T27" style:family="text">
      <style:text-properties officeooo:rsid="0053228e"/>
    </style:style>
    <style:style style:name="T28" style:family="text">
      <style:text-properties officeooo:rsid="0055589f"/>
    </style:style>
    <style:style style:name="T29" style:family="text">
      <style:text-properties officeooo:rsid="0058bf8e"/>
    </style:style>
    <style:style style:name="T30" style:family="text">
      <style:text-properties officeooo:rsid="005d5c22"/>
    </style:style>
    <style:style style:name="T31" style:family="text">
      <style:text-properties officeooo:rsid="00601058"/>
    </style:style>
    <style:style style:name="T32" style:family="text">
      <style:text-properties officeooo:rsid="00627c18"/>
    </style:style>
    <style:style style:name="T33" style:family="text">
      <style:text-properties officeooo:rsid="006412ac"/>
    </style:style>
    <style:style style:name="T34" style:family="text">
      <style:text-properties fo:font-size="16pt" officeooo:rsid="004b1110" style:font-size-asian="14pt" style:font-size-complex="16pt"/>
    </style:style>
    <style:style style:name="T35" style:family="text">
      <style:text-properties officeooo:rsid="00642220"/>
    </style:style>
    <style:style style:name="T36" style:family="text">
      <style:text-properties officeooo:rsid="0065f892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gr1" style:family="graphic">
      <style:graphic-properties draw:fill-color="#ff3333" draw:textarea-vertical-align="middle" draw:auto-grow-height="false" fo:min-height="0.178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2"/>
      <text:p text:style-name="P4"/>
      <text:p text:style-name="P4"/>
      <text:p text:style-name="P6"/>
      <text:p text:style-name="P7"><draw:frame draw:style-name="fr3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4"/><text:span text:style-name="T22">Stout</text:span> <text:s text:c="63"/></text:p>
      <text:p text:style-name="P9">Brew Date: <text:s text:c="4"/><text:span text:style-name="T29">Nov 15’20</text:span> <text:s text:c="61"/></text:p>
      <text:p text:style-name="P3"><text:span text:style-name="T4">Batch Size:</text:span><text:span text:style-name="T8"> 10 </text:span><text:span text:style-name="T9">gal</text:span><text:span text:style-name="T4"><text:tab/><text:tab/><text:tab/></text:span></text:p>
      <text:p text:style-name="P1"><text:span text:style-name="T4">Target OG/◦P: <text:s text:c="4"/></text:span><text:span text:style-name="T5">1</text:span><text:span text:style-name="T4">.</text:span><text:span text:style-name="T5">067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30" svg:x1="1.543cm" svg:y1="0.624cm" svg:x2="1.622cm" svg:y2="6.577cm"><text:p/></draw:line><draw:line text:anchor-type="paragraph" draw:z-index="5" draw:style-name="gr2" draw:text-style-name="P30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10"><text:span text:style-name="T23">20</text:span> <text:s text:c="5"/># <text:s text:c="5"/>Pale</text:p>
      <text:p text:style-name="P11"><draw:custom-shape text:anchor-type="paragraph" draw:z-index="2" draw:style-name="gr1" draw:text-style-name="P29" svg:width="0.586cm" svg:height="0.532cm" svg:x="16.297cm" svg:y="0.536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text:span text:style-name="T23">1</text:span> <text:s text:c="8"/># <text:s text:c="5"/><text:span text:style-name="T23">Black Patnt</text:span></text:p>
      <text:p text:style-name="P12">1 <text:s text:c="9"/># <text:s text:c="5"/>Roasted Barley</text:p>
      <text:p text:style-name="P13">forgot the roasted barley</text:p>
      <text:p text:style-name="P10">2 <text:s text:c="9"/># <text:s text:c="5"/>Wheat</text:p>
      <text:p text:style-name="P10">1 <text:s text:c="8"/># <text:s text:c="6"/><text:span text:style-name="T23">Chocolate malt</text:span></text:p>
      <text:p text:style-name="P10"><text:span text:style-name="T23">1</text:span> <text:s text:c="8"/><text:span text:style-name="T23">#</text:span> <text:s text:c="6"/><text:span text:style-name="T23">Flaked Barley</text:span> <text:s text:c="3"/></text:p>
      <text:p text:style-name="P7"><text:s/>1 <text:s text:c="15"/>Tsp NaCl (mash)</text:p>
      <text:p text:style-name="P7">1 <text:s text:c="16"/>tsp <text:s/>NaCl(sparge)<text:tab/><text:tab/><text:tab/></text:p>
      <text:p text:style-name="P7">5 <text:s text:c="16"/>Tsp Sprchrg</text:p>
      <text:p text:style-name="P23"><draw:line text:anchor-type="paragraph" draw:z-index="4" draw:style-name="gr2" draw:text-style-name="P30" svg:x1="1.623cm" svg:y1="0.626cm" svg:x2="1.702cm" svg:y2="0.6cm"><text:p/></draw:line><text:s text:c="5"/>Irish Moss</text:p>
      <text:p text:style-name="P24"><text:s text:c="13"/><text:span text:style-name="T33">Windsor</text:span></text:p>
      <text:p text:style-name="P7"/>
      <text:p text:style-name="P7"/>
      <text:p text:style-name="P7"><draw:line text:anchor-type="paragraph" draw:z-index="7" draw:style-name="gr2" draw:text-style-name="P30" svg:x1="7.497cm" svg:y1="0.564cm" svg:x2="7.576cm" svg:y2="4.004cm"><text:p/></draw:line>Qt <text:s/>oz/g <text:s text:c="2"/>Hop/Seasoning <text:s text:c="5"/><text:span text:style-name="T10">Time</text:span></text:p>
      <text:p text:style-name="P8"><draw:line text:anchor-type="paragraph" draw:z-index="6" draw:style-name="gr2" draw:text-style-name="P30" svg:x1="2.549cm" svg:y1="0.012cm" svg:x2="2.628cm" svg:y2="3.452cm"><text:p/></draw:line><text:s text:c="3"/><text:span text:style-name="T23">45 <text:s text:c="2"/>g <text:s text:c="4"/>NB</text:span> <text:s text:c="22"/><text:span text:style-name="T19">60 min</text:span></text:p>
      <text:p text:style-name="P2"><text:s text:c="4"/><text:span text:style-name="T34">45</text:span><text:span text:style-name="T11"> <text:s text:c="4"/>g <text:s text:c="5"/>NB</text:span><text:span text:style-name="T10"> <text:s text:c="37"/></text:span><text:span text:style-name="T11">15 min</text:span></text:p>
      <text:p text:style-name="P2"/>
      <text:p text:style-name="P2"/>
      <text:p text:style-name="P2"/>
      <text:p text:style-name="P2"><text:span text:style-name="T4"><text:s text:c="807"/></text:span><text:span text:style-name="T7">Stage <text:s text:c="13"/>Date <text:s text:c="17"/></text:span></text:p>
      <text:p text:style-name="P14">Primary: <text:s text:c="5"/></text:p>
      <text:p text:style-name="P14">Racked: <text:s text:c="6"/><text:tab/><text:tab/><text:tab/><text:tab/><text:tab/><text:tab/></text:p>
      <text:p text:style-name="P14">Racked: <text:s text:c="3"/></text:p>
      <text:p text:style-name="P14">Bottled: <text:tab/> <text:span text:style-name="T18"><text:s/></text:span><text:tab/><text:tab/><text:tab/><text:tab/></text:p>
      <text:p text:style-name="P16">Kegged: <text:s text:c="2"/><text:span text:style-name="T18"><text:s text:c="3"/></text:span></text:p>
      <text:p text:style-name="P14">Re-Kegged:</text:p>
      <text:p text:style-name="P1"><text:span text:style-name="T7">Purged:</text:span><text:span text:style-name="T3"><text:tab/><text:tab/><text:tab/><text:tab/><text:tab/><text:tab/>Charged:</text:span></text:p>
      <text:p text:style-name="P14"><draw:frame draw:style-name="fr2" draw:name="Object2" text:anchor-type="paragraph" svg:x="8.59cm" svg:y="0.265cm" svg:width="12.36cm" svg:height="8.999cm" draw:z-index="8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4"/>
      <text:p text:style-name="P14"/>
      <text:p text:style-name="P26">Start Time:<text:span text:style-name="T30">7am </text:span></text:p>
      <text:p text:style-name="P26">Fill mash tun: <text:s/><text:span text:style-name="T19">sat</text:span></text:p>
      <text:p text:style-name="P14">Fill sparge kettle: <text:s/><text:span text:style-name="T19">Sat</text:span><text:tab/><text:tab/></text:p>
      <text:p text:style-name="P17">Fire burners: <text:span text:style-name="T30">7am</text:span></text:p>
      <text:p text:style-name="P17">Heat Mash Tun : Target Temp: <text:span text:style-name="T15">68</text:span> <text:s text:c="3"/></text:p>
      <text:p text:style-name="P27">Heat Sparge Kettle: </text:p>
      <text:p text:style-name="P27">Target Temp: <text:span text:style-name="T15">72</text:span></text:p>
      <text:p text:style-name="P14">Target Temp (Mash): <text:span text:style-name="T15">68</text:span></text:p>
      <text:p text:style-name="P14">Grind grain: <text:s text:c="2"/><text:span text:style-name="T31">8:20am</text:span></text:p>
      <text:p text:style-name="P14">sparge temp: <text:span text:style-name="T16">72</text:span></text:p>
      <text:p text:style-name="P14">Strike Temp: <text:span text:style-name="T31">67.9</text:span></text:p>
      <text:p text:style-name="P14">pump temp: <text:s/></text:p>
      <text:p text:style-name="P14">Mash in: <text:span text:style-name="T31">66.6</text:span></text:p>
      <text:p text:style-name="P14">Mash: Duration: <text:s text:c="2"/><text:span text:style-name="T12">90</text:span> <text:s text:c="4"/>minutes <text:s text:c="7"/></text:p>
      <text:p text:style-name="P14">Start: <text:span text:style-name="T31">8:25</text:span> <text:span text:style-name="T24">am</text:span> <text:s text:c="5"/>Finish:<text:span text:style-name="T31">9:55am</text:span></text:p>
      <text:p text:style-name="P14">Heat (to deactivate enzymes)<text:tab/><text:tab/></text:p>
      <text:p text:style-name="P20">Target Temp: <text:span text:style-name="T16">75.5</text:span> <text:s text:c="2"/></text:p>
      <text:p text:style-name="P20">Start: <text:span text:style-name="T31">9:55am</text:span> <text:s text:c="2"/></text:p>
      <text:p text:style-name="P14">Finish: <text:span text:style-name="T31">10:25</text:span> <text:s/></text:p>
      <text:p text:style-name="P14">Heat Sparge H20 (Target<text:span text:style-name="T21">81</text:span>◦) <text:s text:c="7"/></text:p>
      <text:p text:style-name="P28">Sparge: </text:p>
      <text:p text:style-name="P28">Start: <text:s/><text:span text:style-name="T32">10:38am</text:span></text:p>
      <text:p text:style-name="P21">Finish:<text:span text:style-name="T32">11:21</text:span></text:p>
      <text:p text:style-name="P21">Wort collected: <text:s text:c="2"/><text:span text:style-name="T13">full kettle </text:span></text:p>
      <text:p text:style-name="P14">Boil : Burner On: <text:s/><text:span text:style-name="T32">10:37</text:span></text:p>
      <text:p text:style-name="P14">Rolling Boil: <text:span text:style-name="T32">11:40am</text:span></text:p>
      <text:p text:style-name="P19">Hops In: <text:span text:style-name="T32">12:10am</text:span> <text:s text:c="2"/><text:span text:style-name="T17">Whirlflock in: 12:55pm</text:span></text:p>
      <text:p text:style-name="P19">Hops in : <text:span text:style-name="T32">12:55pm</text:span> </text:p>
      <text:p text:style-name="P14">Duration: 90 min <text:s/>Start: <text:span text:style-name="T32">11:40</text:span> <text:span text:style-name="T26">am</text:span></text:p>
      <text:p text:style-name="P14">Finish: <text:s text:c="2"/><text:span text:style-name="T32">1:10pm</text:span></text:p>
      <text:p text:style-name="P18">Burner Off:Rest 15 min <text:s text:c="7"/></text:p>
      <text:p text:style-name="P14">Pump and chill: <text:s text:c="3"/></text:p>
      <text:p text:style-name="P14">Start: <text:s/><text:span text:style-name="T32">1:25</text:span> <text:s text:c="3"/>Finish: <text:span text:style-name="T36">1:55</text:span> <text:span text:style-name="T14">pm</text:span></text:p>
      <text:p text:style-name="P14">OG : <text:s/><text:span text:style-name="T27">1.068</text:span> </text:p>
      <text:p text:style-name="P15">Yeast: <text:span text:style-name="T35">Windsor</text:span></text:p>
      <text:p text:style-name="P14">Irish Moss</text:p>
      <text:p text:style-name="P5"/>
      <text:p text:style-name="P5"/>
      <text:p text:style-name="P5"/>
      <text:p text:style-name="P5">Note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1-15T13:58:47.611037352</dc:date>
    <meta:editing-duration>PT20H18M41S</meta:editing-duration>
    <meta:editing-cycles>49</meta:editing-cycles>
    <meta:document-statistic meta:table-count="0" meta:image-count="0" meta:object-count="3" meta:page-count="2" meta:paragraph-count="66" meta:word-count="201" meta:character-count="2481" meta:non-whitespace-character-count="9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359cm" svg:height="8.999cm" xlink:href="." xlink:type="simple" chart:class="chart:line" chart:style-name="ch1">
        <chart:title svg:x="4.466cm" svg:y="0.315cm" chart:style-name="ch2">
          <text:p>Stout Nov 15'20</text:p>
        </chart:title>
        <chart:legend chart:legend-position="end" svg:x="9.66cm" svg:y="3.441cm" style:legend-expansion="high" chart:style-name="ch3"/>
        <chart:plot-area chart:style-name="ch4" chart:data-source-has-labels="both" svg:x="0.832cm" svg:y="1.297cm" svg:width="9.045cm" svg:height="6.773cm">
          <chartooo:coordinate-region svg:x="1.694cm" svg:y="1.5cm" svg:width="8.183cm" svg:height="5.318cm"/>
          <chart:axis chart:dimension="x" chart:name="primary-x" chart:style-name="ch5" chartooo:axis-type="auto">
            <chartooo:date-scale/>
            <chart:title svg:x="5.011cm" svg:y="8.24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035cm" svg:y="5.56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series chart:style-name="ch13" chart:values-cell-range-address="local-table.$E$2:.$E$19" chart:label-cell-address="local-table.$E$1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  <table:table-cell office:value-type="string">
                <text:p>herms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67.3">
                <text:p>67.3</text:p>
              </table:table-cell>
              <table:table-cell office:value-type="float" office:value="66.9">
                <text:p>66.9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">
                <text:p>71</text:p>
              </table:table-cell>
              <table:table-cell office:value-type="float" office:value="67.8">
                <text:p>67.8</text:p>
              </table:table-cell>
              <table:table-cell office:value-type="float" office:value="67.2">
                <text:p>67.2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67.8">
                <text:p>67.8</text:p>
              </table:table-cell>
              <table:table-cell office:value-type="float" office:value="67.3">
                <text:p>67.3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68.1">
                <text:p>68.1</text:p>
              </table:table-cell>
              <table:table-cell office:value-type="float" office:value="67.7">
                <text:p>67.7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6.9">
                <text:p>66.9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7.8">
                <text:p>67.8</text:p>
              </table:table-cell>
              <table:table-cell office:value-type="float" office:value="67.1">
                <text:p>67.1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67.1">
                <text:p>67.1</text:p>
              </table:table-cell>
              <table:table-cell office:value-type="float" office:value="66.8">
                <text:p>66.8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67.3">
                <text:p>67.3</text:p>
              </table:table-cell>
              <table:table-cell office:value-type="float" office:value="66.2">
                <text:p>66.2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69.8">
                <text:p>69.8</text:p>
              </table:table-cell>
              <table:table-cell office:value-type="float" office:value="77.9">
                <text:p>77.9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1">
                <text:p>81</text:p>
              </table:table-cell>
              <table:table-cell office:value-type="float" office:value="73.7">
                <text:p>73.7</text:p>
              </table:table-cell>
              <table:table-cell office:value-type="float" office:value="71.6">
                <text:p>71.6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1">
                <text:p>81</text:p>
              </table:table-cell>
              <table:table-cell office:value-type="float" office:value="74.5">
                <text:p>74.5</text:p>
              </table:table-cell>
              <table:table-cell office:value-type="float" office:value="72.1">
                <text:p>72.1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